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94cm" table:align="left" style:writing-mode="lr-tb"/>
    </style:style>
    <style:style style:name="Таблица1.A" style:family="table-column">
      <style:table-column-properties style:column-width="6.3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49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P2" style:family="paragraph" style:parent-style-name="Normal">
      <style:paragraph-properties fo:orphans="2" fo:widows="2"/>
      <style:text-properties fo:font-size="7pt" officeooo:paragraph-rsid="00061e5f" style:font-size-asian="7pt"/>
    </style:style>
    <style:style style:name="P3" style:family="paragraph" style:parent-style-name="Standard">
      <style:paragraph-properties fo:line-height="100%"/>
      <style:text-properties fo:font-size="7pt" fo:font-weight="bold" officeooo:paragraph-rsid="00061e5f" style:font-size-asian="7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9pt" officeooo:paragraph-rsid="00061e5f" style:font-size-asian="7.84999990463257pt" style:font-size-complex="9pt"/>
    </style:style>
    <style:style style:name="P5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9pt" officeooo:paragraph-rsid="00061e5f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Основной_20_текст_20_2">
      <style:paragraph-properties fo:line-height="100%"/>
      <style:text-properties fo:font-size="9pt" officeooo:paragraph-rsid="00061e5f" style:font-size-asian="7.84999990463257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8" style:family="paragraph" style:parent-style-name="Основной_20_текст_20_3">
      <style:paragraph-properties fo:line-height="100%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9" style:family="paragraph" style:parent-style-name="Table_20_Contents">
      <style:paragraph-properties fo:line-height="100%"/>
      <style:text-properties fo:font-size="9pt" fo:font-weight="bold" officeooo:rsid="001d0e3b" officeooo:paragraph-rsid="00061e5f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200%"/>
      <style:text-properties fo:font-size="9pt" fo:font-weight="bold" officeooo:rsid="0012b91c" officeooo:paragraph-rsid="00061e5f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2" style:family="paragraph" style:parent-style-name="Table_20_Contents">
      <style:paragraph-properties fo:line-height="2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paragraph-rsid="00061e5f" style:font-size-asian="12pt" style:font-weight-asian="bold" style:font-size-complex="12pt"/>
    </style:style>
    <style:style style:name="P14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officeooo:paragraph-rsid="00061e5f" style:font-size-asian="12pt" style:font-weight-asian="bold" style:font-size-complex="12pt"/>
    </style:style>
    <style:style style:name="P15" style:family="paragraph" style:parent-style-name="Table_20_Contents">
      <style:paragraph-properties fo:line-height="100%"/>
      <style:text-properties fo:font-size="12pt" fo:font-weight="bold" officeooo:rsid="0012b91c" officeooo:paragraph-rsid="00061e5f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2cm" fo:margin-top="0cm" fo:margin-bottom="0cm" style:contextual-spacing="false" fo:line-height="15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officeooo:paragraph-rsid="00061e5f" style:font-size-asian="12pt" style:font-size-complex="12pt"/>
    </style:style>
    <style:style style:name="P18" style:family="paragraph" style:parent-style-name="Standard">
      <style:paragraph-properties fo:line-height="150%"/>
      <style:text-properties fo:font-size="12pt" officeooo:paragraph-rsid="00061e5f" style:font-size-asian="12pt" style:font-size-complex="12pt"/>
    </style:style>
    <style:style style:name="P19" style:family="paragraph" style:parent-style-name="Standard">
      <style:paragraph-properties fo:line-height="150%"/>
      <style:text-properties fo:font-size="12pt" officeooo:paragraph-rsid="0007e69e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d22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paragraph-rsid="00061e5f" style:font-size-asian="12pt" style:font-size-complex="12pt"/>
    </style:style>
    <style:style style:name="P23" style:family="paragraph" style:parent-style-name="Основной_20_текст_20_3">
      <style:paragraph-properties fo:line-height="100%"/>
      <style:text-properties fo:font-size="12pt" officeooo:paragraph-rsid="00061e5f" style:font-size-asian="12pt" style:font-size-complex="12pt"/>
    </style:style>
    <style:style style:name="P24" style:family="paragraph" style:parent-style-name="Standard">
      <style:paragraph-properties fo:line-height="100%" fo:text-align="justify" style:justify-single-word="false"/>
      <style:text-properties fo:font-size="12pt" fo:font-style="italic" fo:font-weight="bold" officeooo:paragraph-rsid="00061e5f" style:font-size-asian="12pt" style:font-style-asian="italic" style:font-weight-asian="bold" style:font-size-complex="12pt"/>
    </style:style>
    <style:style style:name="P25" style:family="paragraph" style:parent-style-name="Standard">
      <style:paragraph-properties fo:line-height="100%"/>
      <style:text-properties fo:font-size="12pt" style:text-underline-style="solid" style:text-underline-width="auto" style:text-underline-color="font-color" officeooo:paragraph-rsid="00061e5f" style:font-size-asian="12pt" style:font-size-complex="12pt"/>
    </style:style>
    <style:style style:name="P26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justify" style:justify-single-word="false"/>
      <style:text-properties fo:font-size="8pt" officeooo:paragraph-rsid="00061e5f" style:font-size-asian="8pt"/>
    </style:style>
    <style:style style:name="P29" style:family="paragraph" style:parent-style-name="Standard">
      <style:paragraph-properties fo:line-height="100%" fo:text-align="center" style:justify-single-word="false"/>
      <style:text-properties fo:font-size="18pt" fo:letter-spacing="0.176cm" fo:font-weight="bold" officeooo:paragraph-rsid="00061e5f" style:font-size-asian="18pt" style:font-weight-asian="bold"/>
    </style:style>
    <style:style style:name="P30" style:family="paragraph" style:parent-style-name="Standard">
      <style:paragraph-properties fo:line-height="100%" fo:text-align="center" style:justify-single-word="false"/>
      <style:text-properties fo:font-size="16pt" fo:font-weight="bold" officeooo:paragraph-rsid="00061e5f" style:font-size-asian="16pt" style:font-weight-asian="bold"/>
    </style:style>
    <style:style style:name="P31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61e5f"/>
    </style:style>
    <style:style style:name="P32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e6890"/>
    </style:style>
    <style:style style:name="P33" style:family="paragraph" style:parent-style-name="Standard">
      <style:paragraph-properties fo:line-height="100%" fo:text-align="justify" style:justify-single-word="false"/>
      <style:text-properties fo:font-size="6pt" officeooo:paragraph-rsid="00061e5f" style:font-size-asian="6pt"/>
    </style:style>
    <style:style style:name="P3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61e5f"/>
    </style:style>
    <style:style style:name="P35" style:family="paragraph" style:parent-style-name="Table_20_Contents">
      <style:paragraph-properties fo:line-height="100%" fo:text-align="center" style:justify-single-word="false"/>
      <style:text-properties style:text-underline-style="solid" style:text-underline-width="auto" style:text-underline-color="font-color" officeooo:rsid="0012b91c" officeooo:paragraph-rsid="00061e5f"/>
    </style:style>
    <style:style style:name="P36" style:family="paragraph" style:parent-style-name="Standard">
      <style:paragraph-properties fo:line-height="100%" fo:text-align="justify" style:justify-single-word="false"/>
      <style:text-properties fo:font-size="4pt" fo:font-style="italic" fo:font-weight="bold" officeooo:paragraph-rsid="00061e5f" style:font-size-asian="4pt" style:font-style-asian="italic" style:font-weight-asian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Liberation Serif" style:text-underline-style="solid" style:text-underline-width="auto" style:text-underline-color="font-color" officeooo:rsid="008d0680" officeooo:paragraph-rsid="00061e5f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P39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fo:font-weight="bold" officeooo:paragraph-rsid="00061e5f" style:font-size-asian="12pt" style:font-weight-asian="bold" style:font-size-complex="12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1e5f"/>
    </style:style>
    <style:style style:name="T5" style:family="text">
      <style:text-properties style:text-underline-style="solid" style:text-underline-width="auto" style:text-underline-color="font-color" officeooo:rsid="00086c83"/>
    </style:style>
    <style:style style:name="T6" style:family="text">
      <style:text-properties style:text-underline-style="solid" style:text-underline-width="auto" style:text-underline-color="font-color" officeooo:rsid="000b5cac"/>
    </style:style>
    <style:style style:name="T7" style:family="text">
      <style:text-properties style:text-underline-style="solid" style:text-underline-width="auto" style:text-underline-color="font-color" officeooo:rsid="0012a7cc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0e6890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251c7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Liberation Serif" officeooo:rsid="008d0680" style:font-name-asian="Liberation Serif" style:font-name-complex="Liberation Serif"/>
    </style:style>
    <style:style style:name="T13" style:family="text">
      <style:text-properties style:font-name="Liberation Serif" officeooo:rsid="000b5cac" style:font-name-asian="Liberation Serif" style:font-name-complex="Liberation Serif"/>
    </style:style>
    <style:style style:name="T14" style:family="text">
      <style:text-properties style:font-name="Liberation Serif" officeooo:rsid="001251c7" style:font-name-asian="Liberation Serif" style:font-name-complex="Liberation Serif"/>
    </style:style>
    <style:style style:name="T15" style:family="text">
      <style:text-properties style:font-name="Liberation Serif" fo:language="ru" fo:country="RU" style:text-underline-style="solid" style:text-underline-width="auto" style:text-underline-color="font-color" officeooo:rsid="008d0680" style:font-name-asian="Liberation Serif" style:font-name-complex="Liberation Serif"/>
    </style:style>
    <style:style style:name="T16" style:family="text">
      <style:text-properties style:font-name="Liberation Serif" fo:language="ru" fo:country="RU" style:text-underline-style="solid" style:text-underline-width="auto" style:text-underline-color="font-color" officeooo:rsid="000b5cac" style:font-name-asian="Liberation Serif" style:font-name-complex="Liberation Serif"/>
    </style:style>
    <style:style style:name="T17" style:family="text">
      <style:text-properties style:font-name="Liberation Serif" fo:language="ru" fo:country="RU" officeooo:rsid="000b5cac" style:font-name-asian="Liberation Serif" style:font-name-complex="Liberation Serif"/>
    </style:style>
    <style:style style:name="T18" style:family="text">
      <style:text-properties style:font-name="Liberation Serif" style:text-underline-style="solid" style:text-underline-width="auto" style:text-underline-color="font-color" officeooo:rsid="008d0680" style:font-name-asian="Liberation Serif" style:font-name-complex="Liberation Serif"/>
    </style:style>
    <style:style style:name="T19" style:family="text">
      <style:text-properties style:font-name="Liberation Serif" style:text-underline-style="none" officeooo:rsid="008d0680" style:font-name-asian="Liberation Serif" style:font-name-complex="Liberation Serif"/>
    </style:style>
    <style:style style:name="T20" style:family="text">
      <style:text-properties fo:language="en" fo:country="US" style:text-underline-style="solid" style:text-underline-width="auto" style:text-underline-color="font-color" officeooo:rsid="000b5cac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officeooo:rsid="000b5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образования и науки Российской Федерации</text:p>
      <text:p text:style-name="P13">Федеральное государственное бюджетное образовательное учреждение </text:p>
      <text:p text:style-name="P13">высшего образования</text:p>
      <text:p text:style-name="P13">«Московский государственный технический университет имени Н.Э. Баумана</text:p>
      <text:p text:style-name="P13">(национальный исследовательский университет)»</text:p>
      <text:p text:style-name="P14">(МГТУ им. Н.Э. Баумана)</text:p>
      <text:p text:style-name="P5"/>
      <text:p text:style-name="P16">УТВЕРЖДАЮ</text:p>
      <text:p text:style-name="P21">Заведующий кафедрой <text:span text:style-name="T18">  </text:span><text:span text:style-name="T3">ИУ-8</text:span><text:span text:style-name="T18">  </text:span></text:p>
      <text:p text:style-name="P27">(Индекс)</text:p>
      <text:p text:style-name="P20">______________ <text:s/><text:span text:style-name="T3">М.А.Басараб</text:span></text:p>
      <text:p text:style-name="P26">(И.О.Фамилия)</text:p>
      <text:p text:style-name="P20">« _____ »<text:span text:style-name="T23"> ___________ </text:span>20 <text:span text:style-name="T3"><text:s/>2</text:span><text:span text:style-name="T4">3 </text:span><text:span text:style-name="T19"><text:s/></text:span>г.</text:p>
      <text:p text:style-name="P2"/>
      <text:p text:style-name="P29">ЗАДАНИЕ</text:p>
      <text:p text:style-name="P30">на выполнение курсовой работы</text:p>
      <text:p text:style-name="P3"/>
      <text:p text:style-name="P18">по дисциплине <text:span text:style-name="T3"><text:tab/><text:tab/></text:span><text:span text:style-name="T6">Аппаратные средства вычислительной техники</text:span><text:span text:style-name="T3"><text:tab/><text:tab/><text:tab/> </text:span></text:p>
      <text:p text:style-name="P19">Студент<text:span text:style-name="T24">ы</text:span> группы <text:span text:style-name="T15"> </text:span><text:span text:style-name="T3">ИУ8-</text:span><text:span text:style-name="T6">7</text:span><text:span text:style-name="T3">1</text:span><text:span text:style-name="T15"> </text:span></text:p>
      <text:p text:style-name="P31"><text:span text:style-name="T8"><text:tab/><text:tab/></text:span><text:span text:style-name="T9">Тимощук Андрей Андреевич</text:span><text:span text:style-name="T3"><text:tab/><text:tab/><text:tab/><text:tab/> </text:span></text:p>
      <text:p text:style-name="P38"><text:tab/>(Фамилия, имя, отчество)<text:span text:style-name="T11"/></text:p>
      <text:p text:style-name="P32"><text:span text:style-name="T8"><text:tab/><text:tab/></text:span><text:span text:style-name="T10">Штырков Василий Сергеевич</text:span><text:span text:style-name="T3"><text:tab/><text:tab/><text:tab/><text:tab/> </text:span></text:p>
      <text:p text:style-name="P38"><text:tab/>(Фамилия, имя, отчество)</text:p>
      <text:p text:style-name="P33"/>
      <text:p text:style-name="P22">Тема курсовой работы <text:span text:style-name="T5"><text:tab/><text:tab/></text:span><text:span text:style-name="T3"> <text:tab/></text:span><text:span text:style-name="T7">П</text:span><text:span text:style-name="T6">рограммн</text:span><text:span text:style-name="T7">ый</text:span><text:span text:style-name="T6"> симулятор </text:span><text:span text:style-name="T20">PDP-11<text:tab/><text:tab/><text:tab/></text:span></text:p>
      <text:p text:style-name="P7"/>
      <text:p text:style-name="P17">Направленность КР (учебная, исследовательская, практическая, производственная, др.)</text:p>
      <text:p text:style-name="P34"><text:tab/><text:tab/><text:tab/><text:tab/><text:tab/><text:tab/>учебная<text:tab/><text:tab/><text:tab/><text:tab/><text:tab/><text:tab/></text:p>
      <text:p text:style-name="P22">Источник тематики (кафедра, предприятие, НИР) <text:span text:style-name="T3"><text:tab/><text:tab/>кафедра<text:tab/><text:tab/><text:tab/></text:span></text:p>
      <text:p text:style-name="P4"/>
      <text:p text:style-name="P22">График выполнения КР:<text:tab/>25% к <text:span text:style-name="T3"><text:s/>4 </text:span><text:s/>нед., 50% к <text:span text:style-name="T3"><text:s/>7 </text:span><text:s/>нед., 75% к <text:span text:style-name="T3"><text:s/>10 </text:span><text:s/>нед., 100% к <text:span text:style-name="T3"><text:s/>14 </text:span><text:s/>нед.</text:p>
      <text:p text:style-name="P6"/>
      <text:p text:style-name="P23">Техническое задание <text:span text:style-name="T6">реализовать программный симулятор </text:span><text:span text:style-name="T20">PDP-11</text:span><text:span text:style-name="T3">.<text:tab/><text:tab/><text:tab/><text:tab/><text:tab/><text:tab/><text:tab/><text:tab/><text:tab/><text:tab/><text:tab/><text:tab/><text:tab/><text:tab/><text:tab/><text:tab/></text:span></text:p>
      <text:p text:style-name="P8"/>
      <text:p text:style-name="P24">Оформление курсовой работы:</text:p>
      <text:p text:style-name="P36"/>
      <text:p text:style-name="P22">Расчетно-пояснительная записка на <text:span text:style-name="T3"><text:s text:c="4"/></text:span><text:s/>листах формата А4.</text:p>
      <text:p text:style-name="P22">Перечень графического (иллюстративного) материала (чертежи, плакаты, слайды и т.п.) <text:s text:c="2"/></text:p>
      <text:p text:style-name="P25"><text:tab/><text:tab/><text:tab/><text:tab/><text:tab/><text:tab/><text:tab/><text:tab/><text:tab/><text:tab/><text:tab/><text:tab/><text:tab/></text:p>
      <text:p text:style-name="P25"><text:tab/><text:tab/><text:tab/><text:tab/><text:tab/><text:tab/><text:tab/><text:tab/><text:tab/><text:tab/><text:tab/><text:tab/><text:tab/></text:p>
      <text:p text:style-name="P28"/>
      <text:p text:style-name="P22">Дата выдачи задания «<text:span text:style-name="T18"> <text:s text:c="3"/></text:span>»<text:span text:style-name="T21"> </text:span><text:span text:style-name="T22"><text:s/></text:span><text:span text:style-name="T16">сентября </text:span><text:span text:style-name="T21"><text:s/></text:span>20<text:span text:style-name="T3"> 2</text:span><text:span text:style-name="T4">3 </text:span><text:s/>г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2">       </text:span><text:span text:style-name="T17">А.А. Тимощук</text:span><text:span text:style-name="T12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2">       </text:span><text:span text:style-name="T14">В.С. Штырков</text:span><text:span text:style-name="T12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Руководитель курсовой работы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2">         </text:span><text:span text:style-name="T13">А.Г. Рафиков</text:span><text:span text:style-name="T12">         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(подпись, дата)</text:p>
          </table:table-cell>
          <table:table-cell table:style-name="Таблица1.A1" office:value-type="string">
            <text:p text:style-name="P12">(И.О. Фамилия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M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52:47.448000000</meta:creation-date>
    <dc:date>2023-09-09T09:33:40.977000000</dc:date>
    <meta:editing-duration>PT19M1S</meta:editing-duration>
    <meta:editing-cycles>15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48" meta:word-count="176" meta:character-count="1660" meta:non-whitespace-character-count="1265"/>
  </office:meta>
</office:document-meta>
</file>